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213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24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Interviews">
      <style:table-properties table:display="true" style:writing-mode="lr-tb"/>
    </style:style>
    <style:style style:name="ta3" style:family="table" style:master-page-name="PageStyle_5f_Networking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name-asian="Caladea1" style:font-size-asian="11pt" style:font-style-asian="italic" style:font-weight-asian="normal" style:font-name-complex="Caladea1" style:font-size-complex="11pt" style:font-style-complex="italic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Interviews.D2"/>
        <table:content-validation table:name="val5" table:condition="of:cell-content-is-in-list(&quot;Informational&quot;;&quot;Non-technical&quot;;&quot;Technical&quot;)" table:allow-empty-cell="true" table:display-list="unsorted" table:base-cell-address="Interviews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Interviews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ing.C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news.ycombinator.com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Applying to 10 jobs/week is a requirement for staying eligible for Bloc's Tuition Reimbursement Guarantee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www.whitetruffle.com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angel.co/vedabrat-anand-etwaru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my.indeed.com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</text:p>
          </table:table-cell>
          <table:table-cell table:style-name="ce2" table:number-columns-repeated="2"/>
          <table:table-cell table:style-name="ce2" office:value-type="string" calcext:value-type="string">
            <text:p><text:s text:c="2"/>- https://www.behance.net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about the interview: company, position, interview type, interview round, and all questions received.</text:p>
          </table:table-cell>
          <table:table-cell table:style-name="ce2" table:number-columns-repeated="8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4" office:value-type="string" calcext:value-type="string">
            <text:p>First Contact 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Company Website</text:p>
          </table:table-cell>
          <table:table-cell table:style-name="ce4" office:value-type="string" calcext:value-type="string">
            <text:p>Role City (or 'remote')</text:p>
          </table:table-cell>
          <table:table-cell table:style-name="ce4" office:value-type="string" calcext:value-type="string">
            <text:p>Enthusiasm</text:p>
          </table:table-cell>
          <table:table-cell table:style-name="ce4" office:value-type="string" calcext:value-type="string">
            <text:p>Position Title</text:p>
          </table:table-cell>
          <table:table-cell table:style-name="ce4" office:value-type="string" calcext:value-type="string">
            <text:p>Link to Position</text:p>
          </table:table-cell>
          <table:table-cell table:style-name="ce4" office:value-type="string" calcext:value-type="string">
            <text:p>Referral Site/Person</text:p>
          </table:table-cell>
          <table:table-cell table:style-name="ce4" office:value-type="string" calcext:value-type="string">
            <text:p>Referral 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dustry</text:p>
          </table:table-cell>
          <table:table-cell table:style-name="ce10" office:value-type="string" calcext:value-type="string">
            <text:p>Notes</text:p>
          </table:table-cell>
          <table:table-cell table:number-columns-repeated="1012"/>
        </table:table-row>
        <table:table-row table:style-name="ro3">
          <table:table-cell table:style-name="ce5" table:formula="of:=TODAY()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Accountant In A Box</text:p>
          </table:table-cell>
          <table:table-cell table:style-name="ce6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6" office:value-type="string" calcext:value-type="string">
            <text:p>West Palm Beach, FL, US</text:p>
          </table:table-cell>
          <table:table-cell table:style-name="ce6" table:content-validation-name="val1"/>
          <table:table-cell table:style-name="ce6" office:value-type="string" calcext:value-type="string">
            <text:p>Awesome Full Stack Developer to develop Interna... 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3">
          <table:table-cell table:style-name="ce5" table:formula="of:=TODAY()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Prenostik</text:p>
          </table:table-cell>
          <table:table-cell table:style-name="ce6" office:value-type="string" calcext:value-type="string">
            <text:p><text:a xlink:href="http://www.prenostik.com/" xlink:type="simple">http://www.prenostik.com</text:a></text:p>
          </table:table-cell>
          <table:table-cell table:style-name="ce6" office:value-type="string" calcext:value-type="string">
            <text:p>Irvine, CA, US</text:p>
          </table:table-cell>
          <table:table-cell table:style-name="ce6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5" table:formula="of:=TODAY()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6" office:value-type="string" calcext:value-type="string">
            <text:p>San Metro, CA, US</text:p>
          </table:table-cell>
          <table:table-cell table:style-name="ce6" table:content-validation-name="val1"/>
          <table:table-cell table:style-name="ce6" office:value-type="string" calcext:value-type="string">
            <text:p>UI Engineer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6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Xignite</text:p>
          </table:table-cell>
          <table:table-cell table:style-name="ce8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6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 office:value-type="string" calcext:value-type="string">
            <text:p><text:a xlink:href="https://jobs.lever.co/fathomhealth/180b55c3-7660-4e9c-8c81-857cef0448ef/apply" xlink:type="simple">https://jobs.lever.co/fathomhealth/180b55c3-7660-4e9c-8c81-857cef0448ef/apply</text:a></text:p>
          </table:table-cell>
          <table:table-cell office:value-type="string" calcext:value-type="string">
            <text:p>WhiteTruffle</text:p>
          </table:table-cell>
          <table:table-cell table:content-validation-name="val2" office:value-type="string" calcext:value-type="string">
            <text:p>Cold Approach, messaged for their mailing address on their website. Gave them my number to call</text:p>
          </table:table-cell>
          <table:table-cell table:style-name="ce6" table:content-validation-name="val3" office:value-type="string" calcext:value-type="string">
            <text:p>matched</text:p>
          </table:table-cell>
          <table:table-cell office:value-type="string" calcext:value-type="string">
            <text:p>Healthcare</text:p>
          </table:table-cell>
          <table:table-cell table:number-columns-repeated="1013"/>
        </table:table-row>
        <table:table-row table:style-name="ro4">
          <table:table-cell table:style-name="ce5" table:formula="of:=TODAY()" office:value-type="date" office:date-value="2018-02-24" calcext:value-type="date">
            <text:p>2/24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 table:number-rows-repeated="3">
          <table:table-cell table:style-name="ce5"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1" table:number-rows-repeated="12">
          <table:table-cell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1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Interviews" table:style-name="ta2"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2" table:number-columns-repeated="1015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Round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Type</text:p>
          </table:table-cell>
          <table:table-cell table:style-name="ce4" office:value-type="string" calcext:value-type="string">
            <text:p>Questions</text:p>
          </table:table-cell>
          <table:table-cell table:style-name="ce4" office:value-type="string" calcext:value-type="string">
            <text:p>Confidence</text:p>
          </table:table-cell>
          <table:table-cell table:style-name="ce10" office:value-type="string" calcext:value-type="string">
            <text:p>Interviewer email</text:p>
          </table:table-cell>
          <table:table-cell table:style-name="ce10" office:value-type="string" calcext:value-type="string">
            <text:p>Next Steps</text:p>
          </table:table-cell>
          <table:table-cell table:style-name="ce10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1" table:number-rows-repeated="9">
          <table:table-cell table:number-columns-repeated="2"/>
          <table:table-cell table:style-name="ce7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3"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Event</text:p>
          </table:table-cell>
          <table:table-cell table:style-name="ce12" office:value-type="string" calcext:value-type="string">
            <text:p>Event Type</text:p>
          </table:table-cell>
          <table:table-cell table:style-name="ce12" office:value-type="string" calcext:value-type="string">
            <text:p>People/Companies</text:p>
          </table:table-cell>
          <table:table-cell table:style-name="ce12" office:value-type="string" calcext:value-type="string">
            <text:p>Followup </text:p>
          </table:table-cell>
          <table:table-cell table:style-name="ce13" office:value-type="string" calcext:value-type="string">
            <text:p>Notes</text:p>
          </table:table-cell>
          <table:table-cell table:number-columns-repeated="1018"/>
        </table:table-row>
        <table:table-row table:style-name="ro4" table:number-rows-repeated="119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named-expressions/>
      <table:database-ranges>
        <table:database-range table:name="__Anonymous_Sheet_DB__0" table:target-range-address="Companies.A7:Companies.L7" table:display-filter-buttons="true" table:orientation="column"/>
        <table:database-range table:name="__Anonymous_Sheet_DB__1" table:target-range-address="Interviews.A1:Interviews.G1" table:display-filter-buttons="true" table:orientation="column"/>
        <table:database-range table:name="__Anonymous_Sheet_DB__2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4:03:25.244290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4T14:21:42.061450655</dc:date>
    <meta:editing-duration>PT1H9M11S</meta:editing-duration>
    <meta:editing-cycles>3</meta:editing-cycles>
    <meta:document-statistic meta:table-count="3" meta:cell-count="91" meta:object-count="0"/>
  </office:meta>
</office:document-meta>
</file>